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" svg:font-family="Courier, 'Courier New'" style:font-family-generic="modern" style:font-pitch="fixed"/>
    <style:font-face style:name="Helvetica" svg:font-family="Helvetica, 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tarSymbol" svg:font-family="StarSymbol, 'Arial Unicode MS'" style:font-charset="x-symbol"/>
    <style:font-face style:name="Tahoma" svg:font-family="Tahoma" style:font-family-generic="system" style:font-pitch="variable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, Bold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adrão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Padrão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Padrão-outline1" style:list-style-name="L1">
      <style:graphic-properties fo:min-height="8.884cm" loext:decorative="false"/>
      <style:paragraph-properties style:writing-mode="lr-tb"/>
    </style:style>
    <style:style style:name="pr4" style:family="presentation" style:parent-style-name="Padrão-title">
      <style:graphic-properties fo:min-height="2.629cm" loext:decorative="false"/>
      <style:paragraph-properties style:writing-mode="lr-tb"/>
    </style:style>
    <style:style style:name="pr5" style:family="presentation" style:parent-style-name="Padrão-outline1">
      <style:graphic-properties fo:min-height="8.884cm" loext:decorative="false"/>
      <style:paragraph-properties style:writing-mode="lr-tb"/>
    </style:style>
    <style:style style:name="pr6" style:family="presentation" style:parent-style-name="Padrão-outline1">
      <style:graphic-properties draw:auto-grow-height="true" draw:fit-to-size="false" style:shrink-to-fit="false" fo:min-height="3.133cm" loext:decorative="false"/>
      <style:paragraph-properties style:writing-mode="lr-tb"/>
    </style:style>
    <style:style style:name="P1" style:family="paragraph">
      <loext:graphic-properties draw:fill-color="#ffffff"/>
      <style:text-properties style:font-name="Times New Roman" fo:font-size="20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text-align="start" fo:text-indent="0cm"/>
    </style:style>
    <style:style style:name="P4" style:family="paragraph">
      <style:paragraph-properties fo:margin-left="0cm" fo:margin-right="0cm" fo:margin-top="0cm" fo:margin-bottom="0cm" fo:text-align="start" fo:text-indent="0cm"/>
      <style:text-properties style:font-name="Times New Roman" fo:font-size="22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style:font-name="Times New Roman" fo:font-size="22pt" style:font-size-asian="21pt" style:font-size-complex="21pt"/>
    </style:style>
    <style:style style:name="P7" style:family="paragraph">
      <style:text-properties style:font-name="Times New Roman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style:font-name="Times New Roman" fo:font-size="20pt"/>
    </style:style>
    <style:style style:name="P10" style:family="paragraph">
      <style:paragraph-properties fo:margin-left="0cm" fo:margin-right="0cm" fo:text-align="justify" fo:text-indent="0cm"/>
    </style:style>
    <style:style style:name="P11" style:family="paragraph">
      <style:paragraph-properties fo:margin-left="0cm" fo:margin-right="0cm" fo:text-align="justify" fo:text-indent="0cm"/>
      <style:text-properties style:font-name="Times New Roman" fo:font-size="20pt"/>
    </style:style>
    <style:style style:name="P12" style:family="paragraph">
      <style:paragraph-properties fo:margin-top="0.5cm" fo:margin-bottom="0cm" fo:text-align="justify"/>
    </style:style>
    <style:style style:name="P13" style:family="paragraph">
      <style:paragraph-properties fo:margin-top="0.42cm" fo:margin-bottom="0.35cm" fo:text-align="justify"/>
      <style:text-properties style:font-name="Times New Roman" fo:font-size="20pt" style:font-size-asian="10pt" style:font-size-complex="10pt"/>
    </style:style>
    <style:style style:name="P14" style:family="paragraph">
      <style:paragraph-properties fo:margin-left="0cm" fo:margin-right="0cm" fo:margin-top="0.5cm" fo:margin-bottom="0cm" fo:text-indent="0cm" style:text-autospace="ideograph-alpha"/>
    </style:style>
    <style:style style:name="P15" style:family="paragraph">
      <style:paragraph-properties fo:margin-left="0cm" fo:margin-right="0cm" fo:margin-top="0.5cm" fo:margin-bottom="0cm" fo:text-align="justify" fo:text-indent="0cm" style:text-autospace="ideograph-alpha"/>
    </style:style>
    <style:style style:name="P16" style:family="paragraph">
      <style:paragraph-properties fo:margin-left="0cm" fo:margin-right="0cm" fo:margin-top="0.37cm" fo:margin-bottom="0cm" fo:text-align="justify" fo:text-indent="0cm" style:text-autospace="none"/>
    </style:style>
    <style:style style:name="T1" style:family="text">
      <style:text-properties fo:font-variant="normal" fo:text-transform="none" style:use-window-font-color="true" loext:opacity="0%" style:font-name="Times New Roman" fo:font-size="20pt" fo:font-weight="bold" style:font-name-asian="Times New Roman" style:font-size-asian="16pt" style:font-weight-asian="bold" style:font-name-complex="Times" style:font-size-complex="16pt" style:font-weight-complex="bold"/>
    </style:style>
    <style:style style:name="T2" style:family="text">
      <style:text-properties style:font-name="Times New Roman" fo:font-size="20pt" fo:font-weight="bold" style:font-name-asian="Times New Roman" style:font-size-asian="16pt" style:font-weight-asian="bold" style:font-name-complex="Times" style:font-size-complex="16pt" style:font-weight-complex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22pt" style:font-size-asian="21pt" style:font-size-complex="21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imes New Roman" fo:font-size="20pt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fo:color="#000000" loext:opacity="100%" style:font-name="Times New Roman" fo:font-size="20pt" fo:language="pt" fo:country="BR" fo:font-weight="normal" style:font-name-asian="Times New Roman" style:font-size-asian="12pt" style:language-asian="pt" style:country-asian="BR" style:font-weight-asian="normal" style:font-name-complex="Times New Roman" style:font-size-complex="10pt" style:font-weight-complex="normal"/>
    </style:style>
    <style:style style:name="T9" style:family="text">
      <style:text-properties style:font-name="Times New Roman" fo:font-size="20pt" style:letter-kerning="true" style:font-name-asian="Microsoft YaHei" style:font-size-asian="32pt" style:font-name-complex="Lucida Sans" style:font-size-complex="32pt"/>
    </style:style>
    <style:style style:name="T10" style:family="text">
      <style:text-properties style:use-window-font-color="true" loext:opacity="0%" style:font-name="Times New Roman" fo:font-size="20pt" fo:language="en" fo:country="US" style:letter-kerning="true" style:font-name-asian="Microsoft YaHei" style:font-size-asian="32pt" style:language-asian="zh" style:country-asian="CN" style:font-name-complex="Lucida Sans" style:font-size-complex="32pt"/>
    </style:style>
    <style:style style:name="T11" style:family="text">
      <style:text-properties style:font-name="Times New Roman" fo:font-size="20pt" fo:font-weight="bold" style:font-weight-complex="bold"/>
    </style:style>
    <style:style style:name="T12" style:family="text">
      <style:text-properties style:use-window-font-color="true" loext:opacity="0%" style:font-name="Times New Roman" fo:font-size="14pt" fo:language="en" fo:country="US" style:letter-kerning="true" style:font-name-asian="Microsoft YaHei" style:font-size-asian="14pt" style:language-asian="zh" style:country-asian="CN" style:font-name-complex="Lucida Sans" style:font-size-complex="14pt"/>
    </style:style>
    <style:style style:name="T13" style:family="text">
      <style:text-properties style:use-window-font-color="true" loext:opacity="0%" style:font-name="Times New Roman" fo:font-size="20pt" fo:language="en" fo:country="US" fo:font-weight="normal" style:letter-kerning="true" style:font-name-asian="Microsoft YaHei" style:font-size-asian="32pt" style:language-asian="zh" style:country-asian="CN" style:font-weight-asian="normal" style:font-name-complex="Times New Roman" style:font-size-complex="10pt" style:font-weight-complex="normal"/>
    </style:style>
    <style:style style:name="T14" style:family="text">
      <style:text-properties style:use-window-font-color="true" loext:opacity="0%" style:font-name="Times New Roman" fo:font-size="20pt" fo:language="en" fo:country="US" fo:font-weight="normal" style:letter-kerning="true" style:font-name-asian="Microsoft YaHei" style:font-size-asian="32pt" style:language-asian="zh" style:country-asian="CN" style:font-weight-asian="normal" style:font-name-complex="Lucida Sans" style:font-size-complex="32pt" style:font-weight-complex="normal"/>
    </style:style>
    <style:style style:name="T15" style:family="text">
      <style:text-properties style:font-name="Times New Roman" fo:font-size="20pt" style:language-asian="zh" style:country-asian="CN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 presentation:user-transformed="true">
          <draw:text-box>
            <text:p><text:span text:style-name="T1">Adaptação e Extensão do Modelo MER para Representação de Dados Semiestruturados</text:span></text:p>
            <text:p><text:span text:style-name="T1"/></text:p>
            <text:p><text:span text:style-name="T1">Marcos Antonio Carlos Garcia</text:span></text:p>
            <text:p><text:span text:style-name="T1"/></text:p>
            <text:p><text:span text:style-name="T1">macgarcia@estudante.ufscar.br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text-style-name="P4" draw:layer="layout" svg:width="25.199cm" svg:height="9.134cm" svg:x="1.4cm" svg:y="3.685cm" presentation:class="outline" presentation:user-transformed="true">
          <draw:text-box>
            <text:p text:style-name="P3"><text:span text:style-name="T2">Tema</text:span></text:p>
            <text:p text:style-name="P3"><text:span text:style-name="T2"/></text:p>
            <text:p text:style-name="P3"><text:span text:style-name="T2">Problema</text:span></text:p>
            <text:p text:style-name="P3"><text:span text:style-name="T2"/></text:p>
            <text:p text:style-name="P3"><text:span text:style-name="T2">Objetivo do trabalho</text:span></text:p>
            <text:p text:style-name="P3"><text:span text:style-name="T2"/></text:p>
            <text:p text:style-name="P3"><text:span text:style-name="T2">Hipótese</text:span></text:p>
            <text:p text:style-name="P3"><text:span text:style-name="T2"/></text:p>
            <text:p text:style-name="P3"><text:span text:style-name="T2">Validação</text:span></text:p>
            <text:p text:style-name="P3"><text:span text:style-name="T2"/></text:p>
            <text:p text:style-name="P3"><text:span text:style-name="T2">Trabalhos relacionados</text:span></text:p>
          </draw:text-box>
        </draw:frame>
        <draw:frame presentation:style-name="pr4" draw:layer="layout" svg:width="25.199cm" svg:height="2.629cm" svg:x="1.401cm" svg:y="0.629cm" presentation:class="title" presentation:user-transformed="true">
          <draw:text-box>
            <text:p><text:span text:style-name="T3">Roteir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<text:span text:style-name="T3">Tema</text:span>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p text:style-name="P5"><text:span text:style-name="T4">Banco de dados </text:span></text:p>
            <text:p text:style-name="P5"><text:span text:style-name="T4"><text:s/></text:span><text:span text:style-name="T4"><text:tab/></text:span><text:span text:style-name="T4">Modelagem de dados</text:span></text:p>
            <text:p text:style-name="P5"><text:span text:style-name="T4"><text:s/></text:span><text:span text:style-name="T4"><text:tab/></text:span><text:span text:style-name="T4"><text:tab/></text:span><text:span text:style-name="T4">Adaptação e extensão do modelo MER para representação de dados </text:span><text:span text:style-name="T4"><text:tab/></text:span><text:span text:style-name="T4"><text:tab/></text:span><text:span text:style-name="T4"><text:tab/></text:span><text:span text:style-name="T4">semiestruturados</text:span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3">Problema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p text:style-name="P8"><text:span text:style-name="T5">O trabalho se baseia na area de banco de dados realcionais atuando em modelagem de dados com o propósito de extensão do MER (Modelo Entidade Relacionamento) para atributos e estrutura aninhadas. Seguindo as formas normais, hoje não é possivel representar e acomodar esse tipo de dado </text:span><text:span text:style-name="T6">(MICROSOFT).</text:span></text:p>
            <text:p text:style-name="P8"><text:span text:style-name="T6">Vendo essa dificuldade propomos a extensão para essa acomodação para facilitar o desenvolvimento de softwares com tais caracteristicas.</text:span></text:p>
            <text:p text:style-name="P8"><text:span text:style-name="T6"/></text:p>
            <text:p text:style-name="P8"><text:span text:style-name="T7">MICROSOFT. Descrição da normalização de banco de dados: o que é normalização? Disponível em: https://learn.microsoft.com/pt-br/office/troubleshoot/access/database-normalization-description. Acesso em: 1 fev. 2025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3">Objetivo</text:span></text:p>
          </draw:text-box>
        </draw:frame>
        <draw:frame presentation:style-name="pr5" draw:text-style-name="P11" draw:layer="layout" svg:width="25.199cm" svg:height="9.134cm" svg:x="1.4cm" svg:y="3.685cm" presentation:class="outline" presentation:user-transformed="true">
          <draw:text-box>
            <text:p text:style-name="P10"><text:span text:style-name="T8">Adaptar e estender a modelagem para que dados semiestruturados possam ser representados de maneira fácil e objetiva, de forma que, o entendimento seja instantâneo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3">Hipótese</text:span></text:p>
          </draw:text-box>
        </draw:frame>
        <draw:frame presentation:style-name="pr6" draw:text-style-name="P13" draw:layer="layout" svg:width="25.199cm" svg:height="3.133cm" svg:x="1.4cm" svg:y="3.685cm" presentation:class="outline" presentation:user-transformed="true">
          <draw:text-box>
            <text:p text:style-name="P12"><text:span text:style-name="T9">A adaptação do MER irá prover uma nova leitura para a contrução da base de dados. Essa representação poderá facilitar as abstrações para o armazenamento dos dados de caracteristica semiestruturado. Com a representação em modelo o entendimento desses dados se tornam mais claros podendo facilitar a implementação.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3">Validação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 text:style-name="P14"><text:span text:style-name="T10">Desenvolvimento de uma adaptação do MER para a representação.</text:span></text:p>
            <text:p text:style-name="P15"><text:span text:style-name="T10">Avaliações considerando a capacidade de representação de tais dados de forma clara e compreesível.</text:span></text:p>
            <text:p text:style-name="P14"><text:span text:style-name="T10">Garantir as normas de integridade dos dados.</text:span></text:p>
            <text:p text:style-name="P14"><text:span text:style-name="T10">Realização de testes práticos de modelagem e implementação.</text:span></text:p>
            <text:p text:style-name="P14"><text:span text:style-name="T10">Verificação da viabilidade analisando a aplicabilidade na estruturação e armazenamento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3">Trabalhos relacionados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 text:style-name="P8"><text:span text:style-name="T6">Segundo [FONG 1995] em seu artigo “Mapping Extended Entity Relationship Model to Object Modeling Technique” propõe modelagem de dados com orientação a objetos.</text:span></text:p>
            <text:p><text:span text:style-name="T11">Entidades → Classes</text:span></text:p>
            <text:p><text:span text:style-name="T11">Relacionamentos → Associações</text:span></text:p>
            <text:p><text:span text:style-name="T11">Generalização → Métodos</text:span></text:p>
            <text:p><text:span text:style-name="T11">Categorização → Herança múltipla</text:span></text:p>
            <text:p><text:span text:style-name="T11">Relacionamento "é-um" (isa) → Herança</text:span></text:p>
            <text:p><text:span text:style-name="T11">Entidades fracas → Classes componentes</text:span></text:p>
            <text:p><text:span text:style-name="T11">Agregação → Objetos compostos</text:span></text:p>
            <text:p text:style-name="P14"><text:span text:style-name="T12">FONG, Joseph. Mapping extended entity relationship model to object modeling technique. SIGMOD Record, v. 24, n. 3, p. 18–22, set. 1995. DOI: 10.1145/211990.212007. Disponível em: https://doi-org.ez31.periodicos.capes.gov.br/10.1145/211990.212007. Acesso em: 30 jan. 2025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25.199cm" svg:height="9.134cm" svg:x="1.4cm" svg:y="1.27cm" presentation:class="outline" presentation:user-transformed="true">
          <draw:text-box>
            <text:p text:style-name="P8"><text:span text:style-name="T10">[LAENDER 1994] em seu trabalho nomeado “An Analysis of SQL Integrity Constraints from an Entity-Relationship Model Perspective” analisa as restrições de integridade do SQL sob a ótica do modelo entidade-relacionamento (ER). Ele investiga como os recursos de integridade do SQL podem ser usados para representar corretamente esquemas ER e propõe melhorias para otimizar essa conversão.</text:span></text:p>
            <text:p text:style-name="P8"><text:span text:style-name="T13">O estudo destaca que, enquanto o SQL fornece um suporte flexível para a integridade referencial, algumas de suas limitações tornam certas representações do modelo ER complexas e custosas.</text:span></text:p>
            <text:p text:style-name="P8"><text:span text:style-name="T14"/></text:p>
            <text:p text:style-name="P15"><text:span text:style-name="T12">LAENDER, A.H.F.; CASANOVA, M.A.; DE CARVALHO, A.P.; RIDOLFI, L.F.G.G.M. An analysis of SQL integrity constraints from an entity-relationship model perspective. Information Systems, v. 19, n. 4, p. 331–358, 1994. DOI: 10.1016/0306-4379(94)90018-3. Disponível em: https://www.sciencedirect.com/science/article/pii/0306437994900183. Acesso em: 30 jan. 2025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9.134cm" svg:x="1.4cm" svg:y="1.27cm" presentation:class="outline" presentation:user-transformed="true">
          <draw:text-box>
            <text:p text:style-name="P16"><text:span text:style-name="T15">[THALHEIM 1991] em seu trabalho “Extending the Entity-Relationship Model for a High-Level, Theory-Based Database Design” propõe uma extensão do modelo entidade-relacionamento (ERM) para um modelo mais avançado, chamado Higher-order Entity-Relationship Model (HERM). </text:span></text:p>
            <text:p text:style-name="P16"><text:span text:style-name="T15">O objetivo é facilitar o design de bancos de dados sem exigir que o usuário tenha conhecimento profundo de teoria da normalização ou restrições de implementação.</text:span></text:p>
            <text:p text:style-name="P16"><text:span text:style-name="T15"/></text:p>
            <text:p text:style-name="P14"><text:span text:style-name="T12">THALHEIM, B. Extending the entity-relationship model for a high-level, theory-based database design. In: SCHMIDT, J.W.; STOGNY, A.A. (eds.). Next Generation Information System Technology. EWDW 1990. Lecture Notes in Computer Science, v. 504. Berlin, Heidelberg: Springer, 1991. DOI: 10.1007/3-540-54141-1_10. Disponível em: https://doi.org/10.1007/3-540-54141-1_10. Acesso em: 30 jan. 2025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Referências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p text:style-name="P7">PRATT, Philip J. A relational approach to database design. SIGCSE Bulletin, v. 17, n. 1, p. 184–201, mar. 1985. Disponível em: https://doi-org.ez31.periodicos.capes.gov.br/10.1145/323275.323315. Acesso em: 4 jan. 2025.</text:p>
            <text:p text:style-name="P7"/>
            <text:p text:style-name="P7">FONG, Joseph. Mapping extended entity relationship model to object modeling technique. SIGMOD Record, v. 24, n. 3, p. 18–22, set. 1995. DOI: 10.1145/211990.212007. Disponível em: https://doi-org.ez31.periodicos.capes.gov.br/10.1145/211990.212007. Acesso em: 30 jan. 2025.</text:p>
            <text:p text:style-name="P7"/>
            <text:p text:style-name="P7">LAENDER, A.H.F.; CASANOVA, M.A.; DE CARVALHO, A.P.; RIDOLFI, L.F.G.G.M. An analysis of SQL integrity constraints from an entity-relationship model perspective. Information Systems, v. 19, n. 4, p. 331–358, 1994. DOI: 10.1016/0306-4379(94)90018-3. Disponível em: https://www.sciencedirect.com/science/article/pii/0306437994900183. Acesso em: 30 jan. 2025.</text:p>
            <text:p text:style-name="P7"/>
            <text:p text:style-name="P7">THALHEIM, B. Extending the entity-relationship model for a high-level, theory-based database design. In: SCHMIDT, J.W.; STOGNY, A.A. (eds.). Next Generation Information System Technology. EWDW 1990. Lecture Notes in Computer Science, v. 504. Berlin, Heidelberg: Springer, 1991. DOI: 10.1007/3-540-54141-1_10. Disponível em: https://doi.org/10.1007/3-540-54141-1_10. Acesso em: 30 jan. 2025.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" svg:font-family="Courier, 'Courier New'" style:font-family-generic="modern" style:font-pitch="fixed"/>
    <style:font-face style:name="Helvetica" svg:font-family="Helvetica, 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tarSymbol" svg:font-family="StarSymbol, 'Arial Unicode MS'" style:font-charset="x-symbol"/>
    <style:font-face style:name="Tahoma" svg:font-family="Tahoma" style:font-family-generic="system" style:font-pitch="variable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, Bold" style:font-family-generic="roman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2pt" style:language-asian="zxx" style:country-asian="none" style:font-weight-asian="normal" style:font-name-complex="Times" style:font-family-complex="Times, 'Times New Roman'" style:font-family-generic-complex="roman" style:font-pitch-complex="variable" style:font-size-complex="12pt" style:language-complex="zxx" style:country-complex="none" style:font-weight-complex="normal"/>
    </style:style>
    <style:style style:name="Heading_20_1" style:display-name="Heading 1" style:family="graphic">
      <style:graphic-properties style:writing-mode="lr-tb"/>
      <style:paragraph-properties fo:margin-left="0cm" fo:margin-right="0cm" fo:margin-top="1.12cm" fo:margin-bottom="0cm" fo:text-align="start" fo:text-indent="0cm" style:text-autospace="none" style:writing-mode="lr-tb"/>
      <style:text-properties fo:font-variant="small-caps" style:use-window-font-color="true" loext:opacity="0%" style:font-name="Times" fo:font-family="Times, 'Times New Roman'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" style:font-family-complex="Times, 'Times New Roman'" style:font-family-generic-complex="roman" style:font-pitch-complex="variable" style:font-size-complex="14pt" style:font-weight-complex="bold"/>
    </style:style>
    <style:style style:name="Heading_20_2" style:display-name="Heading 2" style:family="graphic">
      <style:graphic-properties style:writing-mode="lr-tb"/>
      <style:paragraph-properties fo:margin-left="0cm" fo:margin-right="0cm" fo:margin-top="0.746cm" fo:margin-bottom="0cm" fo:text-align="start" fo:text-indent="0cm" style:text-autospace="none" style:writing-mode="lr-tb"/>
      <style:text-properties fo:font-variant="normal" fo:text-transform="none" style:use-window-font-color="true" loext:opacity="0%" style:font-name="Times" fo:font-family="Times, 'Times New Roman'" style:font-family-generic="roman" style:font-pitch="variable" fo:font-size="13pt" fo:language="pt" fo:country="BR" fo:font-weight="bold" style:font-name-asian="Times New Roman" style:font-family-asian="'Times New Roman'" style:font-family-generic-asian="roman" style:font-pitch-asian="variable" style:font-size-asian="13pt" style:font-weight-asian="bold" style:font-name-complex="Times" style:font-family-complex="Times, 'Times New Roman'" style:font-family-generic-complex="roman" style:font-pitch-complex="variable" style:font-size-complex="13pt" style:font-weight-complex="bold"/>
    </style:style>
    <style:style style:name="Heading_20_3" style:display-name="Heading 3" style:family="graphic">
      <style:graphic-properties style:writing-mode="lr-tb"/>
      <style:paragraph-properties fo:margin-left="0cm" fo:margin-right="0cm" fo:margin-top="0.746cm" fo:margin-bottom="0cm" fo:text-align="start" fo:text-indent="0cm" style:text-autospace="none" style:writing-mode="lr-tb"/>
      <style:text-properties style:use-window-font-color="true" loext:opacity="0%" style:font-name="Times" fo:font-family="Times, 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" style:font-family-complex="Times, 'Times New Roman'" style:font-family-generic-complex="roman" style:font-pitch-complex="variable" style:font-size-complex="12pt" style:font-weight-complex="bold"/>
    </style:style>
    <style:style style:name="Heading_20_4" style:display-name="Heading 4" style:family="graphic">
      <style:graphic-properties style:writing-mode="lr-tb"/>
      <style:paragraph-properties fo:margin-left="0cm" fo:margin-right="0cm" fo:text-align="justify" fo:text-indent="0cm" style:text-autospace="none" style:writing-mode="lr-tb"/>
      <style:text-properties style:use-window-font-color="true" loext:opacity="0%" style:font-name="Times" fo:font-family="Times, 'Times New Roman'" style:font-family-generic="roman" style:font-pitch="variable" fo:font-size="12pt" fo:font-style="italic" fo:font-weight="normal" style:font-name-asian="Times New Roman" style:font-family-asian="'Times New Roman'" style:font-family-generic-asian="roman" style:font-pitch-asian="variable" style:font-size-asian="12pt" style:font-style-asian="italic" style:font-weight-asian="normal" style:font-name-complex="Times" style:font-family-complex="Times, 'Times New Roman'" style:font-family-generic-complex="roman" style:font-pitch-complex="variable" style:font-size-complex="12pt" style:font-style-complex="italic" style:font-weight-complex="normal"/>
    </style:style>
    <style:style style:name="Heading_20_5" style:display-name="Heading 5" style:family="graphic">
      <style:graphic-properties style:writing-mode="lr-tb"/>
      <style:paragraph-properties fo:margin-left="0cm" fo:margin-right="0cm" fo:text-align="start" fo:text-indent="0cm" style:text-autospace="none" style:writing-mode="lr-tb"/>
      <style:text-properties fo:color="#000000" loext:opacity="100%" style:font-name="TimesNewRoman" fo:font-family="TimesNewRoman, Bold" style:font-family-generic="roman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NewRoman" style:font-family-complex="TimesNewRoman, Bold" style:font-family-generic-complex="roman" style:font-size-complex="12pt" style:font-weight-complex="bold"/>
    </style:style>
    <style:style style:name="Heading_20_6" style:display-name="Heading 6" style:family="graphic">
      <style:graphic-properties style:writing-mode="lr-tb"/>
      <style:paragraph-properties fo:margin-left="0cm" fo:margin-right="0cm" fo:text-align="center" fo:text-indent="0cm" style:text-autospace="none" style:writing-mode="lr-tb"/>
      <style:text-properties fo:color="#000000" loext:opacity="100%" style:font-name="Times" fo:font-family="Times, 'Times New Roman'" style:font-family-generic="roman" style:font-pitch="variable" fo:font-size="12pt" fo:language="pt" fo:country="BR" fo:font-style="italic" fo:font-weight="bold" style:font-name-asian="Times New Roman" style:font-family-asian="'Times New Roman'" style:font-family-generic-asian="roman" style:font-pitch-asian="variable" style:font-size-asian="12pt" style:language-asian="pt" style:country-asian="BR" style:font-style-asian="italic" style:font-weight-asian="bold" style:font-name-complex="Times" style:font-family-complex="Times, 'Times New Roman'" style:font-family-generic-complex="roman" style:font-pitch-complex="variable" style:font-size-complex="12pt" style:font-style-complex="italic" style:font-weight-complex="bold"/>
    </style:style>
    <style:style style:name="Heading_20_7" style:display-name="Heading 7" style:family="graphic">
      <style:graphic-properties style:writing-mode="lr-tb"/>
      <style:paragraph-properties fo:margin-left="0cm" fo:margin-right="0cm" fo:text-align="justify" fo:text-indent="0cm" style:text-autospace="none" style:writing-mode="lr-tb"/>
      <style:text-properties style:use-window-font-color="true" loext:opacity="0%" style:font-name="Times" fo:font-family="Times, 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" style:font-family-complex="Times, 'Times New Roman'" style:font-family-generic-complex="roman" style:font-pitch-complex="variable" style:font-size-complex="12pt" style:font-weight-complex="bold"/>
    </style:style>
    <style:style style:name="Heading_20_8" style:display-name="Heading 8" style:family="graphic">
      <style:graphic-properties style:writing-mode="lr-tb"/>
      <style:paragraph-properties fo:margin-left="0cm" fo:margin-right="0cm" fo:text-align="start" fo:text-indent="0cm" style:text-autospace="none" style:writing-mode="lr-tb"/>
      <style:text-properties style:use-window-font-color="true" loext:opacity="0%" style:font-name="Times" fo:font-family="Times, 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" style:font-family-complex="Times, 'Times New Roman'" style:font-family-generic-complex="roman" style:font-pitch-complex="variable" style:font-size-complex="12pt" style:font-weight-complex="bold"/>
    </style:style>
    <style:style style:name="Heading_20_9" style:display-name="Heading 9" style:family="graphic">
      <style:graphic-properties style:writing-mode="lr-tb"/>
      <style:paragraph-properties fo:margin-left="0cm" fo:margin-right="0cm" fo:text-align="center" fo:text-indent="0cm" style:text-autospace="none" style:writing-mode="lr-tb"/>
      <style:text-properties style:use-window-font-color="true" loext:opacity="0%" style:font-name="Times" fo:font-family="Times, 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" style:font-family-complex="Times, 'Times New Roman'" style:font-family-generic-complex="roman" style:font-pitch-complex="variable" style:font-size-complex="12pt" style:font-weight-complex="bold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Endnote_20_Reference" style:display-name="Endnote Reference" style:family="graphic">
      <style:paragraph-properties style:text-autospace="none"/>
      <style:text-properties style:text-position="super 58%"/>
    </style:style>
    <style:style style:name="Zeichenformat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super 58%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Marcadores" style:family="graphic">
      <style:paragraph-properties style:text-autospace="none"/>
      <style:text-properties style:font-name="StarSymbol" fo:font-family="StarSymbol, 'Arial Unicode MS'" style:font-charset="x-symbol" fo:font-size="11pt" style:font-name-asian="StarSymbol" style:font-family-asian="StarSymbol, 'Arial Unicode MS'" style:font-charset-asian="x-symbol" style:font-name-complex="StarSymbol" style:font-family-complex="StarSymbol, 'Arial Unicode MS'" style:font-charset-complex="x-symbol" style:font-size-complex="9pt"/>
    </style:style>
    <style:style style:name="Símbolos_20_de_20_numeração" style:display-name="Símbolos de numeração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SBC_3a_caption_3a_2lines" style:display-name="SBC:caption:2lines" style:family="graphic">
      <style:graphic-properties style:writing-mode="lr-tb"/>
      <style:paragraph-properties fo:margin-left="1.413cm" fo:margin-right="1.413cm" fo:margin-top="0.37cm" fo:margin-bottom="0.37cm" fo:text-align="justify" fo:text-indent="0cm" style:text-autospace="none" style:writing-mode="lr-tb"/>
      <style:text-properties style:use-window-font-color="true" loext:opacity="0%" style:font-name="Helvetica" fo:font-family="Helvetica, 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name-complex="Helvetica" style:font-family-complex="Helvetica, Arial" style:font-family-generic-complex="swiss" style:font-pitch-complex="variable" style:font-size-complex="10pt" style:font-weight-complex="bold"/>
    </style:style>
    <style:style style:name="SBC_3a_caption" style:display-name="SBC:caption" style:family="graphic">
      <style:graphic-properties style:writing-mode="lr-tb"/>
      <style:paragraph-properties fo:margin-left="1.413cm" fo:margin-right="1.413cm" fo:margin-top="0.37cm" fo:margin-bottom="0.37cm" fo:text-align="center" fo:text-indent="0cm" style:text-autospace="none" style:writing-mode="lr-tb"/>
      <style:text-properties style:use-window-font-color="true" loext:opacity="0%" style:font-name="Helvetica" fo:font-family="Helvetica, 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name-complex="Helvetica" style:font-family-complex="Helvetica, Arial" style:font-family-generic-complex="swiss" style:font-pitch-complex="variable" style:font-size-complex="10pt" style:font-weight-complex="bold"/>
    </style:style>
    <style:style style:name="SBC_3a_paragraph_3a_first" style:display-name="SBC:paragraph:first" style:family="graphic">
      <style:graphic-properties style:writing-mode="lr-tb"/>
      <style:paragraph-properties fo:margin-left="0cm" fo:margin-right="0cm" fo:margin-top="0.37cm" fo:margin-bottom="0cm" fo:text-align="justify" fo:text-indent="0cm" style:text-autospace="none" style:writing-mode="lr-tb"/>
      <style:text-properties fo:color="#000000" loext:opacity="100%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2pt" style:language-asian="pt" style:country-asian="BR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paragraph" style:display-name="SBC:paragraph" style:family="graphic">
      <style:graphic-properties style:writing-mode="lr-tb"/>
      <style:paragraph-properties fo:margin-left="0cm" fo:margin-right="0cm" fo:margin-top="0.37cm" fo:margin-bottom="0cm" fo:text-align="justify" fo:text-indent="2.207cm" style:text-autospace="none" style:writing-mode="lr-tb"/>
      <style:text-properties fo:color="#000000" loext:opacity="100%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2pt" style:language-asian="pt" style:country-asian="BR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email" style:display-name="SBC:email" style:family="graphic">
      <style:graphic-properties style:writing-mode="lr-tb"/>
      <style:paragraph-properties fo:margin-top="0.37cm" fo:margin-bottom="0.37cm" fo:text-align="center" style:text-autospace="none" style:writing-mode="lr-tb"/>
      <style:text-properties style:use-window-font-color="true" loext:opacity="0%" style:font-name="Courier" fo:font-family="Courier, 'Courier New'" style:font-family-generic="modern" style:font-pitch="fixed" fo:font-size="10pt" fo:font-weight="normal" style:font-name-asian="Times New Roman" style:font-family-asian="'Times New Roman'" style:font-family-generic-asian="roman" style:font-pitch-asian="variable" style:font-size-asian="10pt" style:font-weight-asian="normal" style:font-name-complex="Courier" style:font-family-complex="Courier, 'Courier New'" style:font-family-generic-complex="modern" style:font-pitch-complex="fixed" style:font-size-complex="10pt" style:font-weight-complex="normal"/>
    </style:style>
    <style:style style:name="SBC_3a_footnote" style:display-name="SBC:footnote" style:family="graphic">
      <style:graphic-properties style:writing-mode="lr-tb"/>
      <style:paragraph-properties fo:margin-left="0.88cm" fo:margin-right="0cm" fo:margin-top="0.192cm" fo:margin-bottom="0cm" fo:text-align="start" fo:text-indent="-0.88cm" style:text-autospace="none" style:writing-mode="lr-tb"/>
      <style:text-properties style:use-window-font-color="true" loext:opacity="0%" style:font-name="Times" fo:font-family="Times, 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font-weight-asian="normal" style:font-name-complex="Times" style:font-family-complex="Times, 'Times New Roman'" style:font-family-generic-complex="roman" style:font-pitch-complex="variable" style:font-size-complex="10pt" style:font-weight-complex="normal"/>
    </style:style>
    <style:style style:name="SBC_3a_list_3a_numbered" style:display-name="SBC:list:numbered" style:family="graphic">
      <style:graphic-properties style:writing-mode="lr-tb"/>
      <style:paragraph-properties fo:margin-left="0cm" fo:margin-right="0cm" fo:text-align="justify" fo:text-indent="0cm" style:text-autospace="none" loext:tab-stop-distance="0cm" style:writing-mode="lr-tb">
        <style:tab-stops>
          <style:tab-stop style:position="0cm"/>
        </style:tab-stops>
      </style:paragraph-properties>
      <style:text-properties style:use-window-font-color="true" loext:opacity="0%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title_3a_3" style:display-name="SBC:title:3" style:family="graphic">
      <style:graphic-properties style:writing-mode="lr-tb"/>
      <style:paragraph-properties fo:margin-top="0.351cm" fo:margin-bottom="0cm" fo:text-align="start" style:text-autospace="none" style:writing-mode="lr-tb"/>
      <style:text-properties style:use-window-font-color="true" loext:opacity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title_3a_2" style:display-name="SBC:title:2" style:family="graphic">
      <style:graphic-properties style:writing-mode="lr-tb"/>
      <style:paragraph-properties fo:margin-left="1.764cm" fo:margin-right="0cm" fo:margin-top="0.741cm" fo:margin-bottom="0cm" fo:text-align="start" fo:text-indent="-1.764cm" style:text-autospace="none" style:writing-mode="lr-tb"/>
      <style:text-properties style:use-window-font-color="true" loext:opacity="0%" style:font-name="Times" fo:font-family="Times, 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" style:font-family-complex="Times, 'Times New Roman'" style:font-family-generic-complex="roman" style:font-pitch-complex="variable" style:font-size-complex="12pt" style:font-weight-complex="bold"/>
    </style:style>
    <style:style style:name="SBC_3a_title_3a_1" style:display-name="SBC:title:1" style:family="graphic">
      <style:graphic-properties style:writing-mode="lr-tb"/>
      <style:paragraph-properties fo:margin-left="1.323cm" fo:margin-right="0cm" fo:margin-top="0.741cm" fo:margin-bottom="0cm" fo:text-align="start" fo:text-indent="-1.323cm" style:text-autospace="none" style:writing-mode="lr-tb"/>
      <style:text-properties fo:font-variant="normal" fo:text-transform="none" style:use-window-font-color="true" loext:opacity="0%" style:font-name="Times" fo:font-family="Times, 'Times New Roman'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" style:font-family-complex="Times, 'Times New Roman'" style:font-family-generic-complex="roman" style:font-pitch-complex="variable" style:font-size-complex="13pt" style:font-weight-complex="bold"/>
    </style:style>
    <style:style style:name="SBC_3a_title" style:display-name="SBC:title" style:family="graphic">
      <style:graphic-properties style:writing-mode="lr-tb"/>
      <style:paragraph-properties fo:margin-top="0.741cm" fo:margin-bottom="0cm" fo:text-align="center" style:text-autospace="none" style:writing-mode="lr-tb"/>
      <style:text-properties fo:font-variant="normal" fo:text-transform="none" style:use-window-font-color="true" loext:opacity="0%" style:font-name="Times" fo:font-family="Times, 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" style:font-family-complex="Times, 'Times New Roman'" style:font-family-generic-complex="roman" style:font-pitch-complex="variable" style:font-size-complex="16pt" style:font-weight-complex="bold"/>
    </style:style>
    <style:style style:name="SBC_3a_references" style:display-name="SBC:references" style:family="graphic">
      <style:graphic-properties style:writing-mode="lr-tb"/>
      <style:paragraph-properties fo:margin-top="0.741cm" fo:margin-bottom="0cm" fo:text-align="start" style:text-autospace="none" style:writing-mode="lr-tb"/>
      <style:text-properties fo:font-variant="normal" fo:text-transform="none" style:use-window-font-color="true" loext:opacity="0%" style:font-name="Times" fo:font-family="Times, 'Times New Roman'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" style:font-family-complex="Times, 'Times New Roman'" style:font-family-generic-complex="roman" style:font-pitch-complex="variable" style:font-size-complex="13pt" style:font-weight-complex="bold"/>
    </style:style>
    <style:style style:name="SBC_3a_figure" style:display-name="SBC:figure" style:family="graphic">
      <style:graphic-properties style:writing-mode="lr-tb"/>
      <style:paragraph-properties fo:margin-top="0.37cm" fo:margin-bottom="0cm" fo:text-align="center" style:text-autospace="none" style:writing-mode="lr-tb"/>
      <style:text-properties style:use-window-font-color="true" loext:opacity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list" style:display-name="SBC:list" style:family="graphic">
      <style:graphic-properties style:writing-mode="lr-tb"/>
      <style:paragraph-properties fo:margin-left="2.207cm" fo:margin-right="0cm" fo:text-align="justify" fo:text-indent="0cm" style:text-autospace="none" loext:tab-stop-distance="0cm" style:writing-mode="lr-tb">
        <style:tab-stops>
          <style:tab-stop style:position="2.207cm"/>
        </style:tab-stops>
      </style:paragraph-properties>
      <style:text-properties style:use-window-font-color="true" loext:opacity="0%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2pt" style:language-asian="pt" style:country-asian="BR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abstract" style:display-name="SBC:abstract" style:family="graphic">
      <style:graphic-properties style:writing-mode="lr-tb"/>
      <style:paragraph-properties fo:margin-left="1.413cm" fo:margin-right="1.413cm" fo:margin-top="0.37cm" fo:margin-bottom="0.37cm" fo:text-align="justify" fo:text-indent="0cm" style:text-autospace="none" style:writing-mode="lr-tb"/>
      <style:text-properties style:use-window-font-color="true" loext:opacity="0%" style:font-name="Times" fo:font-family="Times, 'Times New Roman'" style:font-family-generic="roman" style:font-pitch="variable" fo:font-size="12pt" fo:language="en" fo:country="US" fo:font-style="italic" fo:font-weight="normal" style:font-name-asian="Times New Roman" style:font-family-asian="'Times New Roman'" style:font-family-generic-asian="roman" style:font-pitch-asian="variable" style:font-size-asian="12pt" style:font-style-asian="italic" style:font-weight-asian="normal" style:font-name-complex="Times" style:font-family-complex="Times, 'Times New Roman'" style:font-family-generic-complex="roman" style:font-pitch-complex="variable" style:font-size-complex="12pt" style:font-style-complex="italic" style:font-weight-complex="normal"/>
    </style:style>
    <style:style style:name="SBC_3a_resumo" style:display-name="SBC:resumo" style:family="graphic">
      <style:graphic-properties style:writing-mode="lr-tb"/>
      <style:paragraph-properties fo:margin-left="1.413cm" fo:margin-right="1.413cm" fo:margin-top="0.37cm" fo:margin-bottom="0.37cm" fo:text-align="justify" fo:text-indent="0cm" style:text-autospace="none" style:writing-mode="lr-tb"/>
      <style:text-properties style:use-window-font-color="true" loext:opacity="0%" style:font-name="Times" fo:font-family="Times, 'Times New Roman'" style:font-family-generic="roman" style:font-pitch="variable" fo:font-size="12pt" fo:font-style="italic" fo:font-weight="normal" style:font-name-asian="Times New Roman" style:font-family-asian="'Times New Roman'" style:font-family-generic-asian="roman" style:font-pitch-asian="variable" style:font-size-asian="12pt" style:font-style-asian="italic" style:font-weight-asian="normal" style:font-name-complex="Times" style:font-family-complex="Times, 'Times New Roman'" style:font-family-generic-complex="roman" style:font-pitch-complex="variable" style:font-size-complex="12pt" style:font-style-complex="italic" style:font-weight-complex="normal"/>
    </style:style>
    <style:style style:name="SBC_3a_institution" style:display-name="SBC:institution" style:family="graphic">
      <style:graphic-properties style:writing-mode="lr-tb"/>
      <style:paragraph-properties fo:margin-top="0.741cm" fo:margin-bottom="0cm" fo:text-align="center" style:text-autospace="none" style:writing-mode="lr-tb"/>
      <style:text-properties style:use-window-font-color="true" loext:opacity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reference" style:display-name="SBC:reference" style:family="graphic">
      <style:graphic-properties style:writing-mode="lr-tb"/>
      <style:paragraph-properties fo:margin-left="0.88cm" fo:margin-right="0cm" fo:margin-top="0.37cm" fo:margin-bottom="0cm" fo:text-align="justify" fo:text-indent="-0.88cm" style:text-autospace="none" style:writing-mode="lr-tb"/>
      <style:text-properties fo:color="#000000" loext:opacity="100%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2pt" style:language-asian="pt" style:country-asian="BR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address" style:display-name="SBC:address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2pt" style:language-asian="pt" style:country-asian="BR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author_28_s_29_" style:display-name="SBC:author(s)" style:family="graphic">
      <style:graphic-properties style:writing-mode="lr-tb"/>
      <style:paragraph-properties fo:margin-top="0.741cm" fo:margin-bottom="0cm" fo:text-align="center" style:text-autospace="none" style:writing-mode="lr-tb"/>
      <style:text-properties fo:color="#000000" loext:opacity="100%" style:font-name="Times" fo:font-family="Times, 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" style:font-family-complex="Times, 'Times New Roman'" style:font-family-generic-complex="roman" style:font-pitch-complex="variable" style:font-size-complex="12pt" style:font-weight-complex="bold"/>
    </style:style>
    <style:style style:name="Índice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Footnote_20_Text" style:display-name="Footnote Text" style:family="graphic">
      <style:graphic-properties style:writing-mode="lr-tb"/>
      <style:paragraph-properties fo:margin-left="0.88cm" fo:margin-right="0cm" fo:text-align="start" fo:text-indent="-0.88cm" style:text-autospace="none" style:writing-mode="lr-tb"/>
      <style:text-properties style:use-window-font-color="true" loext:opacity="0%" style:font-name="Times" fo:font-family="Times, 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font-weight-asian="normal" style:font-name-complex="Times" style:font-family-complex="Times, 'Times New Roman'" style:font-family-generic-complex="roman" style:font-pitch-complex="variable" style:font-size-complex="10pt" style:font-weight-complex="normal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" fo:font-family="Times, 'Times New Roman'" style:font-family-generic="roman" style:font-pitch="variable" fo:font-size="10pt" fo:font-style="italic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name-complex="Times" style:font-family-complex="Times, 'Times New Roman'" style:font-family-generic-complex="roman" style:font-pitch-complex="variable" style:font-size-complex="10pt" style:font-style-complex="italic" style:font-weight-complex="normal"/>
    </style:style>
    <style:style style:name="Título_20_de_20_tabela" style:display-name="Título de tabela" style:family="graphic">
      <style:graphic-properties style:writing-mode="lr-tb"/>
      <style:paragraph-properties fo:margin-top="0cm" fo:margin-bottom="0.374cm" fo:text-align="center" style:text-autospace="none" style:writing-mode="lr-tb"/>
      <style:text-properties style:use-window-font-color="true" loext:opacity="0%" style:font-name="Times" fo:font-family="Times, 'Times New Roman'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" style:font-family-complex="Times, 'Times New Roman'" style:font-family-generic-complex="roman" style:font-pitch-complex="variable" style:font-size-complex="12pt" style:font-style-complex="italic" style:font-weight-complex="bold"/>
    </style:style>
    <style:style style:name="Conteúdo_20_da_20_tabela" style:display-name="Conteúdo da tabela" style:family="graphic">
      <style:graphic-properties style:writing-mode="lr-tb"/>
      <style:paragraph-properties fo:margin-top="0cm" fo:margin-bottom="0.374cm" fo:text-align="start" style:text-autospace="none" style:writing-mode="lr-tb"/>
      <style:text-properties style:use-window-font-color="true" loext:opacity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Body_20_Text" style:display-name="Body Text" style:family="graphic">
      <style:graphic-properties style:writing-mode="lr-tb"/>
      <style:paragraph-properties fo:margin-top="0cm" fo:margin-bottom="0.374cm" fo:text-align="start" style:text-autospace="none" style:writing-mode="lr-tb"/>
      <style:text-properties style:use-window-font-color="true" loext:opacity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Footer" style:family="graphic">
      <style:graphic-properties style:writing-mode="lr-tb"/>
      <style:paragraph-properties fo:text-align="start" style:text-autospace="none" loext:tab-stop-distance="0cm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loext:opacity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Header" style:family="graphic">
      <style:graphic-properties style:writing-mode="lr-tb"/>
      <style:paragraph-properties fo:text-align="start" style:text-autospace="none" loext:tab-stop-distance="0cm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loext:opacity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Cabeçalho_20_e_20_rodapé" style:display-name="Cabeçalho e rodapé" style:family="graphic">
      <style:graphic-properties style:writing-mode="lr-tb"/>
      <style:paragraph-properties fo:text-align="start" style:text-autospace="none" loext:tab-stop-distance="0cm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use-window-font-color="true" loext:opacity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List" style:family="graphic">
      <style:graphic-properties style:writing-mode="lr-tb"/>
      <style:paragraph-properties fo:margin-top="0cm" fo:margin-bottom="0.374cm" fo:text-align="start" style:text-autospace="none" style:writing-mode="lr-tb"/>
      <style:text-properties style:use-window-font-color="true" loext:opacity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Título_20_10" style:display-name="Título 10" style:family="graphic">
      <style:graphic-properties style:writing-mode="lr-tb"/>
      <style:paragraph-properties fo:margin-top="0cm" fo:margin-bottom="0.706cm" fo:text-align="center" style:text-autospace="none" style:writing-mode="lr-tb"/>
      <style:text-properties fo:font-variant="small-caps" style:use-window-font-color="true" loext:opacity="0%" style:font-name="Times" fo:font-family="Times, 'Times New Roman'" style:font-family-generic="roman" style:font-pitch="variable" fo:font-size="13.5pt" fo:font-weight="bold" style:letter-kerning="true" style:font-name-asian="Times New Roman" style:font-family-asian="'Times New Roman'" style:font-family-generic-asian="roman" style:font-pitch-asian="variable" style:font-size-asian="13.5pt" style:font-weight-asian="bold" style:font-name-complex="Times" style:font-family-complex="Times, 'Times New Roman'" style:font-family-generic-complex="roman" style:font-pitch-complex="variable" style:font-size-complex="13.5pt" style:font-weight-complex="bold"/>
    </style:style>
    <style:style style:name="Title" style:family="graphic">
      <style:graphic-properties style:writing-mode="lr-tb"/>
      <style:paragraph-properties fo:margin-top="0cm" fo:margin-bottom="0.706cm" fo:text-align="center" style:text-autospace="none" style:writing-mode="lr-tb"/>
      <style:text-properties fo:font-variant="small-caps" style:use-window-font-color="true" loext:opacity="0%" style:font-name="Times" fo:font-family="Times, 'Times New Roman'" style:font-family-generic="roman" style:font-pitch="variable" fo:font-size="18pt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Times" style:font-family-complex="Times, 'Times New Roman'" style:font-family-generic-complex="roman" style:font-pitch-complex="variable" style:font-size-complex="18pt" style:font-weight-complex="bold"/>
    </style:style>
    <style:style style:name="Subtitle" style:family="graphic">
      <style:graphic-properties style:writing-mode="lr-tb"/>
      <style:paragraph-properties fo:margin-top="0cm" fo:margin-bottom="0.706cm" fo:text-align="center" style:text-autospace="none" style:writing-mode="lr-tb"/>
      <style:text-properties fo:font-variant="small-caps" style:use-window-font-color="true" loext:opacity="0%" style:font-name="Times" fo:font-family="Times, 'Times New Roman'" style:font-family-generic="roman" style:font-pitch="variable" fo:font-size="14pt" fo:font-style="italic" fo:font-weight="bold" style:letter-kerning="true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" style:font-family-complex="Times, 'Times New Roman'" style:font-family-generic-complex="roman" style:font-pitch-complex="variable" style:font-size-complex="14pt" style:font-style-complex="italic" style:font-weight-complex="bold"/>
    </style:style>
    <style:style style:name="Lista_20_recuada" style:display-name="Lista recuada" style:family="graphic">
      <style:graphic-properties style:writing-mode="lr-tb"/>
      <style:paragraph-properties fo:margin-left="8.821cm" fo:margin-right="0cm" fo:margin-top="0cm" fo:margin-bottom="0.374cm" fo:text-align="start" fo:text-indent="-7.938cm" style:text-autospace="none" loext:tab-stop-distance="0cm" style:writing-mode="lr-tb">
        <style:tab-stops>
          <style:tab-stop style:position="8.821cm"/>
        </style:tab-stops>
      </style:paragraph-properties>
      <style:text-properties style:use-window-font-color="true" loext:opacity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Conteúdo_20_da_20_lista" style:display-name="Conteúdo da lista" style:family="graphic">
      <style:graphic-properties style:writing-mode="lr-tb"/>
      <style:paragraph-properties fo:margin-left="1.764cm" fo:margin-right="0cm" fo:text-align="start" fo:text-indent="0cm" style:text-autospace="none" style:writing-mode="lr-tb"/>
      <style:text-properties style:use-window-font-color="true" loext:opacity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8.624cm" svg:height="10.476cm" svg:x="1.482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04T21:15:41.035000000</meta:creation-date>
    <dc:date>2025-02-09T18:32:13.024000000</dc:date>
    <meta:editing-duration>PT4H4S</meta:editing-duration>
    <meta:editing-cycles>45</meta:editing-cycles>
    <meta:generator>LibreOffice/24.2.6.2$Windows_X86_64 LibreOffice_project/ef66aa7e36a1bb8e65bfbc63aba53045a14d0871</meta:generator>
    <meta:print-date>2025-02-09T18:32:16.604000000</meta:print-date>
    <meta:printed-by>Arquivos PDF</meta:printed-by>
    <meta:document-statistic meta:object-count="62"/>
  </office:meta>
</office:document-meta>
</file>